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1480DEB79E7DEE6E7FC.png" manifest:media-type="image/png"/>
  <manifest:file-entry manifest:full-path="Pictures/1000000100000190000000E15CF2325D3B96EE1B.png" manifest:media-type="image/png"/>
  <manifest:file-entry manifest:full-path="Pictures/1000000100000321000003AB55E5A601CADB7BC7.png" manifest:media-type="image/png"/>
  <manifest:file-entry manifest:full-path="Pictures/1000000100000321000003AB97E3C2A969150FD9.png" manifest:media-type="image/png"/>
  <manifest:file-entry manifest:full-path="Pictures/10000001000002FC000002911B69F0F7C4D507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c2b" officeooo:paragraph-rsid="0010bc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/>
      <text:p text:style-name="P1">header.h</text:p>
      <text:p text:style-name="P1"><draw:frame draw:style-name="fr4" draw:name="Image1" text:anchor-type="char" svg:width="6.6929in" svg:height="5.7555in" draw:z-index="0"><draw:image xlink:href="Pictures/10000001000002FC000002911B69F0F7C4D5076D.png" xlink:type="simple" xlink:show="embed" xlink:actuate="onLoad" draw:mime-type="image/png"/></draw:frame></text:p>
      <text:p text:style-name="P1"/>
      <text:p text:style-name="P1"/>
      <text:p text:style-name="P1">source.cpp</text:p>
      <text:p text:style-name="P1"><draw:frame draw:style-name="fr3" draw:name="Image2" text:anchor-type="char" svg:width="6.6929in" svg:height="7.8457in" draw:z-index="1"><draw:image xlink:href="Pictures/1000000100000321000003AB97E3C2A969150FD9.png" xlink:type="simple" xlink:show="embed" xlink:actuate="onLoad" draw:mime-type="image/png"/></draw:frame><text:soft-page-break/></text:p>
      <text:p text:style-name="P1"><draw:frame draw:style-name="fr3" draw:name="Image3" text:anchor-type="char" svg:width="6.6929in" svg:height="7.8457in" draw:z-index="2"><draw:image xlink:href="Pictures/1000000100000321000003AB55E5A601CADB7BC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in.cpp</text:p>
      <text:p text:style-name="P1"><draw:frame draw:style-name="fr2" draw:name="Image4" text:anchor-type="char" svg:width="4.1665in" svg:height="2.3437in" draw:z-index="3"><draw:image xlink:href="Pictures/1000000100000190000000E15CF2325D3B96EE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 </text:p>
      <text:p text:style-name="P1"/>
      <text:p text:style-name="P1"><draw:frame draw:style-name="fr1" draw:name="Image5" text:anchor-type="char" svg:width="5.25in" svg:height="3.4165in" draw:z-index="4"><draw:image xlink:href="Pictures/10000001000001F8000001480DEB79E7DEE6E7FC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1:52:07.269919481</meta:creation-date>
    <dc:date>2023-12-15T21:55:39.015028475</dc:date>
    <meta:editing-duration>PT3M32S</meta:editing-duration>
    <meta:editing-cycles>1</meta:editing-cycles>
    <meta:document-statistic meta:table-count="0" meta:image-count="5" meta:object-count="0" meta:page-count="4" meta:paragraph-count="6" meta:word-count="8" meta:character-count="64" meta:non-whitespace-character-count="61"/>
    <meta:generator>LibreOffice/7.3.7.2$Linux_X86_64 LibreOffice_project/30$Build-2</meta:generator>
  </office:meta>
</office:document-meta>
</file>